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724cm" fo:min-width="3.09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48cm" fo:min-width="0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8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4.751cm" svg:y1="19.903cm" svg:x2="3.464cm" svg:y2="19.457cm">
            <text:p/>
          </draw:line>
          <draw:line draw:style-name="gr1" draw:text-style-name="P1" draw:layer="layout" svg:x1="5.923cm" svg:y1="18.093cm" svg:x2="3.469cm" svg:y2="19.463cm">
            <text:p/>
          </draw:line>
          <draw:line draw:style-name="gr1" draw:text-style-name="P1" draw:layer="layout" svg:x1="5.9cm" svg:y1="15.818cm" svg:x2="3.276cm" svg:y2="14.875cm">
            <text:p/>
          </draw:line>
          <draw:line draw:style-name="gr1" draw:text-style-name="P1" draw:layer="layout" svg:x1="5.985cm" svg:y1="18.144cm" svg:x2="3.361cm" svg:y2="17.201cm">
            <text:p/>
          </draw:line>
          <draw:line draw:style-name="gr1" draw:text-style-name="P1" draw:layer="layout" svg:x1="5.88cm" svg:y1="15.772cm" svg:x2="3.426cm" svg:y2="17.142cm">
            <text:p/>
          </draw:line>
          <draw:line draw:style-name="gr1" draw:text-style-name="P1" draw:layer="layout" svg:x1="5.713cm" svg:y1="13.478cm" svg:x2="3.259cm" svg:y2="14.848cm">
            <text:p/>
          </draw:line>
          <draw:line draw:style-name="gr1" draw:text-style-name="P1" draw:layer="layout" svg:x1="5.586cm" svg:y1="13.512cm" svg:x2="4.299cm" svg:y2="13.066cm">
            <text:p/>
          </draw:line>
        </draw:g>
        <draw:custom-shape draw:style-name="gr2" draw:text-style-name="P2" xml:id="id5" draw:id="id5" draw:layer="layout" svg:width="7.187cm" svg:height="5.922cm" draw:transform="skewX (0.000174532925199433) rotate (-1.5688764646177) translate (12.986cm 1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line draw:style-name="gr1" draw:text-style-name="P1" draw:layer="layout" svg:x1="16.79cm" svg:y1="11.256cm" svg:x2="16.335cm" svg:y2="12.541cm">
            <text:p/>
          </draw:line>
          <draw:line draw:style-name="gr1" draw:text-style-name="P1" draw:layer="layout" svg:x1="14.988cm" svg:y1="10.075cm" svg:x2="16.341cm" svg:y2="12.538cm">
            <text:p/>
          </draw:line>
          <draw:line draw:style-name="gr1" draw:text-style-name="P1" draw:layer="layout" svg:x1="12.715cm" svg:y1="10.081cm" svg:x2="11.753cm" svg:y2="12.698cm">
            <text:p/>
          </draw:line>
          <draw:line draw:style-name="gr1" draw:text-style-name="P1" draw:layer="layout" svg:x1="15.041cm" svg:y1="10.011cm" svg:x2="14.079cm" svg:y2="12.628cm">
            <text:p/>
          </draw:line>
          <draw:line draw:style-name="gr1" draw:text-style-name="P1" draw:layer="layout" svg:x1="12.667cm" svg:y1="10.1cm" svg:x2="14.02cm" svg:y2="12.563cm">
            <text:p/>
          </draw:line>
          <draw:line draw:style-name="gr1" draw:text-style-name="P1" draw:layer="layout" svg:x1="10.373cm" svg:y1="10.252cm" svg:x2="11.726cm" svg:y2="12.715cm">
            <text:p/>
          </draw:line>
          <draw:line draw:style-name="gr1" draw:text-style-name="P1" draw:layer="layout" svg:x1="10.405cm" svg:y1="10.377cm" svg:x2="9.95cm" svg:y2="11.662cm">
            <text:p/>
          </draw:line>
        </draw:g>
        <draw:line draw:style-name="gr3" draw:text-style-name="P3" xml:id="id1" draw:id="id1" draw:layer="layout" svg:x1="7.065cm" svg:y1="7.005cm" svg:x2="4.528cm" svg:y2="7.007cm">
          <text:p/>
        </draw:line>
        <draw:connector draw:style-name="gr4" draw:text-style-name="P2" xml:id="id4" draw:id="id4" draw:layer="layout" svg:x1="4.528cm" svg:y1="7.006cm" svg:x2="9.95cm" svg:y2="11.363cm" draw:start-shape="id1" draw:start-glue-point="3" draw:end-shape="id2" draw:end-glue-point="3" svg:d="M4528 7006v4357h5422" svg:viewBox="0 0 5423 4358">
          <text:p/>
        </draw:connector>
        <draw:line draw:style-name="gr3" draw:text-style-name="P3" draw:layer="layout" svg:x1="16.789cm" svg:y1="11.446cm" svg:x2="16.789cm" svg:y2="5.104cm">
          <text:p/>
        </draw:line>
        <draw:connector draw:style-name="gr4" draw:text-style-name="P2" draw:layer="layout" svg:x1="4.622cm" svg:y1="13.066cm" svg:x2="4.528cm" svg:y2="11.363cm" draw:start-shape="id3" draw:start-glue-point="0" draw:end-shape="id4" draw:end-glue-point="0" svg:d="M4622 13066v-876h-94v-827" svg:viewBox="0 0 95 1704">
          <text:p/>
        </draw:connector>
        <draw:line draw:style-name="gr3" draw:text-style-name="P3" draw:layer="layout" svg:x1="4.739cm" svg:y1="19.903cm" svg:x2="4.739cm" svg:y2="22.651cm">
          <text:p/>
        </draw:line>
        <draw:custom-shape draw:style-name="gr5" draw:text-style-name="P2" xml:id="id6" draw:id="id6" draw:layer="layout" svg:width="0.846cm" svg:height="0.846cm" svg:x="16.154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628cm" svg:height="5.497cm" svg:x="1.9cm" svg:y="14.481cm">
          <draw:text-box draw:corner-radius="0.505cm">
            <text:p><text:span text:style-name="T1">R</text:span><text:span text:style-name="T2">4</text:span></text:p>
          </draw:text-box>
        </draw:frame>
        <draw:frame draw:style-name="gr7" draw:text-style-name="P4" draw:layer="layout" svg:width="2.627cm" svg:height="5.497cm" svg:x="12.561cm" svg:y="8.698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4.652cm" svg:height="7.081cm" svg:x="7.164cm" svg:y="2.139cm">
          <draw:text-box>
            <text:p/>
            <text:p>+</text:p>
            <text:p/>
            <text:p/>
            <text:p/>
            <text:p/>
            <text:p>-</text:p>
          </draw:text-box>
        </draw:frame>
        <draw:line draw:style-name="gr3" draw:text-style-name="P3" draw:layer="layout" svg:x1="7.1cm" svg:y1="3.148cm" svg:x2="4cm" svg:y2="3.148cm">
          <text:p/>
        </draw:line>
        <draw:connector draw:style-name="gr4" draw:text-style-name="P2" draw:layer="layout" svg:x1="12.993cm" svg:y1="5.092cm" svg:x2="16.154cm" svg:y2="5.105cm" draw:start-shape="id5" draw:start-glue-point="4" draw:end-shape="id6" draw:end-glue-point="6" svg:d="M12993 5092h1581v13h1580" svg:viewBox="0 0 3162 14">
          <text:p/>
        </draw:connector>
        <draw:g>
          <draw:line draw:style-name="gr1" draw:text-style-name="P1" draw:layer="layout" svg:x1="5.769cm" svg:y1="23.213cm" svg:x2="3.6cm" svg:y2="23.227cm">
            <text:p/>
          </draw:line>
          <draw:line draw:style-name="gr1" draw:text-style-name="P1" draw:layer="layout" svg:x1="5.77cm" svg:y1="23.205cm" svg:x2="3.601cm" svg:y2="23.219cm">
            <text:p/>
          </draw:line>
          <draw:line draw:style-name="gr1" draw:text-style-name="P1" draw:layer="layout" svg:x1="4.192cm" svg:y1="23.527cm" svg:x2="5.27cm" svg:y2="23.527cm">
            <text:p/>
          </draw:line>
          <draw:line draw:style-name="gr1" draw:text-style-name="P1" draw:layer="layout" svg:x1="4.483cm" svg:y1="23.796cm" svg:x2="5.001cm" svg:y2="23.796cm">
            <text:p/>
          </draw:line>
          <draw:line draw:style-name="gr1" draw:text-style-name="P1" draw:layer="layout" svg:x1="4.713cm" svg:y1="23.194cm" svg:x2="4.722cm" svg:y2="22.5cm">
            <text:p/>
          </draw:line>
        </draw:g>
        <draw:custom-shape draw:style-name="gr5" draw:text-style-name="P2" draw:layer="layout" svg:width="0.846cm" svg:height="0.846cm" svg:x="3.55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2:23.966850756</meta:creation-date>
    <dc:date>2021-06-04T21:52:46.844990663</dc:date>
    <meta:editing-duration>PT4M43S</meta:editing-duration>
    <meta:editing-cycles>2</meta:editing-cycles>
    <meta:generator>LibreOffice/6.4.7.2$Linux_X86_64 LibreOffice_project/40$Build-2</meta:generator>
    <meta:document-statistic meta:object-count="35"/>
  </office:meta>
</office:document-meta>
</file>